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Times New Roman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font-name="Times New Roman1"/>
    </style:style>
    <style:style style:name="T6" style:family="text">
      <style:text-properties style:text-line-through-style="none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13_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Numa Edward Hartog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A lecture for Vaihi/</text:p>
      <text:p text:style-name="P2">containing some laudatory/</text:p>
      <text:p text:style-name="P2">remarks on the life of Numa Edward Hartog./</text:p>
      <text:p text:style-name="P2"/>
      <text:p text:style-name="P2">It was partly published in the Association Review/</text:p>
      <text:p text:style-name="P2"/>
      <text:p text:style-name="P3">[Page 1]</text:p>
      <text:p text:style-name="P3">On a certain occasion, two Rabbis of olden times took a/ meal together. <text:s/>When they had finished eating, one/ asked the other, whether he could tell anything instructive./ <text:s/>The question elicited this answer "Our patriarch Jacob is not/ dead." <text:s/>Startled at the singular association, the Rabbi/ who possessed an inquiring mind, said, "How can you so/ state, when it is within that a great lamentation was made/ at his demise, and that the physicians opened and/ embalmed his body." <text:s/>"I mean," rejoined his companion,/ "that Jacob lives yet in us, his descendants, the undying/ people of Israel." <text:s/>Yes, my dear hearers! <text:s/>Flesh and bones/ wear away; principles are everlasting. <text:s/>Suppressed in/ one place, proscribed in another, they exist still in/ regions inaccessible to fire and sword. <text:s/>They hold their/ secret habitation in the recesses of the human mind./ <text:s/>Jacob has, through his family, eternized a principle, which/ has given him an eternity of name. <text:s/>We are peculiarly/ called his children, because that which Abraham first/ taught, and Isaac imbibed, struck deep root mainly by/ <text:span text:style-name="T2">through</text:span><text:span text:style-name="T4"> means of the seed of Jacob, significantly surnamed Israel./</text:span></text:p>
      <text:p text:style-name="P3"><text:span text:style-name="T4"/></text:p>
      <text:p text:style-name="P3"><text:soft-page-break/><text:span text:style-name="T4">[Page 2]</text:span></text:p>
      <text:p text:style-name="P3"><text:span text:style-name="T4">This truth may be father illustrated <text:s/>by one of those/ beautiful legends that enrich the pages of the Talmud./ <text:s/>Let me relate it. <text:s/>The patriarch was lying on his/ death-bed. <text:s/>His twelve sons stood around, to receive/ his last command and his last blessing. <text:s/>He sees them, and/ bids them draw nearer. <text:s/>He is in the act of speaking;/ when lo! his thoughts become perplexed. <text:s/>Disconcerted at/ the occurrence, he cries in a sad tone. <text:s/>"Are they who have/ issued from my loins unworthy of a </text:span><text:span text:style-name="T2">father's</text:span><text:span text:style-name="T4"> parents benediction?/ <text:s/>Have I begotten Ishmael, whose belief is not like that/ of his sainted father. <text:s/>Or have I reared an Esaw, whose de-/-scendants bow to the idol? <text:s/>Why has inspiration deserted/ me at this hour? <text:s/>"Then twelve voices burst forth in one/ sweet accord "Hear O Israel, Adona</text:span><text:span text:style-name="T5">ï</text:span><text:span text:style-name="T6"> is our God, Adona</text:span><text:span text:style-name="T5">ï</text:span><text:span text:style-name="T6"> is/ One." <text:s/>The troubled countenance of Jacob is overspread/ with serenity at the sound of those words. <text:s/>He raises his/ hoary head, and devotionally exclaims "Blessed be the name/ of His glorious kingdom for ever and ever." <text:s/>Hence on the/ holiest day of the year, when the seed of Israel cleanse/ themselves in the waters of purification, they loudly/ repeat the sentence with which their progenitor responded/ to the declaration of the true faith./</text:span></text:p>
      <text:p text:style-name="P3"><text:span text:style-name="T6"/></text:p>
      <text:p text:style-name="P3"><text:span text:style-name="T6">[Page 3]</text:span></text:p>
      <text:p text:style-name="P3"><text:span text:style-name="T6">You understand, my Brethren, the drift of our Rabbin's/ figurative instruction. <text:s/>A knowledge all important was/ effectually preserved from extinction by its having been confided/ to the guardianship of an entire household: To the twelve/ sons of one man, united in keeping the parental charge./ <text:s/>The same feelings, the same interest urged them to hand/ it down to their lineal descendants as an [?]/ heirloom. <text:s/>And so long as there will remain any to whom/ that inheritance is of value, Jacob may be said to exist,/ to live in spirit among those who watch vigilantly that/ his belief may never die./</text:span></text:p>
      <text:p text:style-name="P3"><text:span text:style-name="T6">But who are the faithful children of Israel, giving an/ eternity of name to their ancestor and to their creed?/ <text:s/>They whose ever action bears the impress of the religious/ feelings they entertain. <text:s/>They, I say, for whom the world/ has no honor equal to that which Judaism bestows. <text:s/>The/ honor of having been chosen the repository of God's eternal/ truths. <text:s/>Happily, notwithstanding an increasing defection,/ we are not destitute even in our days if such characters, and it were well,/ my friends, that we searched for them, and exhibited them/</text:span></text:p>
      <text:p text:style-name="P3"><text:span text:style-name="T6"/></text:p>
      <text:p text:style-name="P3"><text:span text:style-name="T6">[Page 4]</text:span></text:p>
      <text:p text:style-name="P3"><text:span text:style-name="T6">to view. <text:s/>It were </text:span><text:span text:style-name="T3">well</text:span><text:span text:style-name="T6"> useful that we drew our children's/ attention thereto; especially so, if youths offer example/ of a noble bearing, illustrative of their avowed professing./ <text:s/>That model would be the fittest to place before their/ vision, because our sons </text:span><text:span text:style-name="T3">would</text:span><text:span text:style-name="T6"> might imagine to see in it/ their own reflections illuminated by deeds of commanding/ worth. <text:s/>In an age of glowing enthusiasm, the/ sight of one walking to manhood under the guidance/ of unflinching principles, will create influences of a/ nature most holy and beneficial. <text:s/>Now, I bethought/ myself this morning of a life, by whose narrative, our/ brother the Bar Mitzvah and others of the older growth,/ may greatly profit. <text:s/>Alas! that a life holding forth/ glorious promises, should have so soon come to a close./ <text:s/>Still, Numa Edward Hartog lived sufficiently long to/ serve as a bright exemplar to his fellow-believers./ <text:s/>An ardent tone for a learning, joint with natural abilities/ he had inherited from his parents, won for him high/ distinctions in the London schools. <text:s/>So remarkable/ were his talents, and so extraordinary his acquirements,/ that he could not be denied admission into the/ famous university of Cambridge./</text:span></text:p>
      <text:p text:style-name="P3"><text:span text:style-name="T6"/></text:p>
      <text:p text:style-name="P3"><text:span text:style-name="T6">[Page 5]</text:span></text:p>
      <text:p text:style-name="P3"><text:span text:style-name="T6">Rapidly he passed through the various colleges of that/ extensive institution, till he attained a height never/ before approached by a member of our race. <text:s/>Then was/ his love for religion put to a severe test. <text:s/>His profi-/-ciency in every branch of the sciences he had been taught,/ entitled him to honors covetted[sic!] by many, but which/ few can receive. <text:s/>They were offered to his acceptance,/ he was pressingly urged by his professors to adorn him-/-self with what he had nobly earned. <text:s/>But Judaism/ </text:span><text:soft-page-break/><text:span text:style-name="T6">interposed itself as an insurmountable obstacle./ <text:s/>He either must prove false to it, or relinquish that which/ will signally advance his social position. <text:s/>The choice/ did not occasion a moment's hesitation. <text:s/>He refused/ </text:span><text:span text:style-name="T3">a</text:span><text:span text:style-name="T6"> preferments which a proscriptive law placed within/ reach of those only who can swear by the faith of the found-/-er of Christianity, and his mission. <text:s/>On all sides men/ counselled[sic!] compliance with a rule they termed unmeaning/ and </text:span><text:span text:style-name="T3">futile</text:span><text:span text:style-name="T6"> irrelevant. <text:s/>The senate of the university conceded even this/ much, that he might omit that portion of the oath conflicting/ with his feelings. <text:s/>He remained immoveable. <text:s/>The </text:span><text:span text:style-name="T3">remains</text:span><text:span text:style-name="T6"> citadel/ of bigotry and intolerance must be thrown down. <text:s/>A clause offensive/ to his religion, must be expunged from the Statute-book/</text:span></text:p>
      <text:p text:style-name="P3"><text:span text:style-name="T6"/></text:p>
      <text:p text:style-name="P3"><text:span text:style-name="T6">[Page 6]</text:span></text:p>
      <text:p text:style-name="P3"><text:span text:style-name="T6">ere he binds himself to obedience. <text:s/>A conduct so digni-/-fied, challenged universal admiration. <text:s/>Both Jews/ and non-Israelites, labored strenuously to remove the/ impediment which militated against the interests of/ young Argot. <text:s/>The former because they looked </text:span><text:span text:style-name="T3">f</text:span><text:span text:style-name="T6"> upon him/ as a shining light, shedding lustre on the religion of Jacob./ <text:s/>The latter </text:span><text:span text:style-name="T3">because</text:span><text:span text:style-name="T6"> by reason of his great popularity./ <text:s/>While petitions were being circulated for the repealing of/ a law hostile to the believers in the Unity, our exem-/-plary coreligionist was quietly pursuing his studies in/ the city of London, to become a barrister. <text:s/>The minister/ of finances having learnt of his sterling abilities, felt/ desirous of securing his services. <text:s/>Numa Edward Artog/ presented himself and said "I am at the disposal of your/ Highness, provided that you will not require of me to be/ in attendance of my Sabbaths and festivals." <text:s/>The/ minister consented. <text:s/>You will, my Brethren, readily/ perceive that the influence of one so well known and/ respected could not but prove of incalculable advantage,/ if righteously exercised. <text:s/>Our young fellow-believer/</text:span></text:p>
      <text:p text:style-name="P3"><text:span text:style-name="T6"/></text:p>
      <text:p text:style-name="P3"><text:span text:style-name="T6">[Page 7]</text:span></text:p>
      <text:p text:style-name="P3"><text:span text:style-name="T6">sought every opportunity by which the powers he possessed/ might benefit mankind. <text:s/>With a profound knowledge/ of science, he combined that of </text:span><text:span text:style-name="T3">in</text:span><text:span text:style-name="T6"> warming the heart/ by persuasive eloquence, and that he </text:span><text:span text:style-name="T3">f</text:span><text:span text:style-name="T6"> employed specially/ to the elevation of his race. <text:s/>Every scheme tending to/ ameliorate the condition of his brethren, met with his hearty/ support; every place devised to enhance the welfare of Israel/ found in him an active </text:span><text:span text:style-name="T3">laborer</text:span><text:span text:style-name="T6"> contributor. <text:s/>One thought/ seemed to direct and uphold his steps, the thought that/ the talents with which he had been endowed were so/ many of messengers of God's loving kindness, by which/ the oppressed might be relieved. <text:s/>That through them/ he might reanimate, encourage, defend the down-trodden./ <text:s/>Memorable are his words in a letter sent to a friend. <text:s/>He writes/ thus. <text:s/>"Because I am a Jew it is doubly incumbent upon me/ to </text:span><text:span text:style-name="T3">act in a manner</text:span><text:span text:style-name="T6"> follow a course acceptable to my Maker and my/ fellow-creatures. <text:s/>For were I to deviate from right, the people/ to whom I belong, would, as usual, be involved in my/ disgrace. <text:s/>I therefore ponder before I act, studiously/ avoiding what might bring shame upon me and my/ coreligionists, I conceive that I am providentially instru-/-mental in preserving their honor, and I can accomplish that/ best </text:span><text:span text:style-name="T3">my</text:span><text:span text:style-name="T6"> by standing spotless before the world."/</text:span></text:p>
      <text:p text:style-name="P3"><text:span text:style-name="T6"/></text:p>
      <text:p text:style-name="P3"><text:span text:style-name="T6">[Page 8]</text:span></text:p>
      <text:p text:style-name="P3"><text:span text:style-name="T6">Alas! that a heart swelling with sentiments so pure/ should have ceased to beat. <text:s/>To the deep sorrow of/ the community of British Jews, Numa Edward Hartog/ died of the disease, which has, among us also, rendered many/ parents disconsolate. <text:s/>His labors yielded the fruits he had/ craved for, but he </text:span><text:span text:style-name="T3">repead</text:span><text:span text:style-name="T6"> reaped them not. <text:s/>The university of/ Cambridge, will no more exact an oath doing violence/ to the adherents of the ancient faith, but he through/ whose stanch principles the obnoxious rule was rescinded,/ will rejoice only in spirit over that moral victory./ <text:s/>A lamenting multitude have laid his body in the cold/ grave. <text:s/>But if he died young, he lived longer than a host/ of men who outlive the allotted three score years and ten./ <text:s/>For, they not unfrequently waste the best portion of their/ existence; he employed every hour of his own to some goodly pur-/-pose. <text:s/>He rejected distinctions, that the lowly might be/ exalted. <text:s/>He won general esteem by the irresistible/ force of a demeanour full of dignity and </text:span><text:soft-page-break/><text:span text:style-name="T6">nobleness. <text:s/>A/ faithful exponent of the religion of Jacob, he gave an immor-/tality of fame to his progenitor, to his belief, and/ to his sainted memory [Hebrew] "The memory of the righteous/ calls </text:span><text:span text:style-name="T3">us</text:span><text:span text:style-name="T6"> forth a blessing."/</text:span></text:p>
      <text:p text:style-name="P3"><text:span text:style-name="T6"/></text:p>
      <text:p text:style-name="P3"><text:span text:style-name="T6">[Page 9]</text:span></text:p>
      <text:p text:style-name="P3"><text:span text:style-name="T6">Who, among my hearers, can imitate that noble pattern?/ <text:s/>Will you, my young brother, Bar Mitzvah, strive to copy/ the picture I have set </text:span><text:span text:style-name="T3">f</text:span><text:span text:style-name="T6"> before your vision? <text:s/>You will/ not encounter the obstacles </text:span><text:span text:style-name="T3">he</text:span><text:span text:style-name="T6"> young Artog met in the/ path of worldly preferments. <text:s/>But an appalling difficulty/ presents itself in your way. <text:s/>The general desecration of/ the Sabbath, is a formidable enemy ready to fight for mastery./ <text:s/>That is the stumbling-block against which many have/ fallen, and been injured everlastingly. <text:s/>Fortunately for/ you, the parents, who resolved at all hazards to keep/ the fourth commandment of the Decologue[sic!], will watch that/ you do not infringe on its sanctity. <text:s/>But in the course/ of time, new associations, the lust for gold, the example of/ the ungodly may lure your heart to sin. <text:s/>When so tempted, look/ upon the picture I have delineated. <text:s/>Endeavour to copy all/ its features. <text:s/>Call to mind the self-denial practiced by/ Numa Edward Artog for the sake of principles, and let/ that be your guide. <text:s/>May you exceed that youth in the/ number of years you will live. <text:s/>May you see old age, and/ enjoy temporal happiness. <text:s/>But oh! employ your existence/ profitably to the race of which you are a member. <text:s/>Give/ an eternity of name to your creed and to your progenitor, and glory/ to Israel's God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4T14:21:49.79</meta:creation-date>
    <meta:document-statistic meta:table-count="0" meta:image-count="0" meta:object-count="0" meta:page-count="5" meta:paragraph-count="84" meta:word-count="2020" meta:character-count="12512"/>
    <dc:date>2012-11-14T15:31:48.91</dc:date>
    <meta:editing-duration>PT5M17S</meta:editing-duration>
    <meta:editing-cycles>1</meta:editing-cycles>
    <meta:generator>OpenOffice.org/3.4.1$Win32 OpenOffice.org_project/341m1$Build-9593</meta:generator>
  </office:meta>
</office:document-meta>
</file>